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3.632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0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6" office:value-type="string">
            <text:p>2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7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7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6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6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7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7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27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6" office:value-type="string">
            <text:p>kilka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27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26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27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27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6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26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7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6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6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7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7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Przegląd rozwiązań dostępnych w literaturze, przygotowanie prezentacji</text:p>
          </table:table-cell>
          <table:table-cell table:style-name="ce27" office:value-type="string">
            <text:p>3 dni</text:p>
          </table:table-cell>
          <table:table-cell table:style-name="ce21" office:value-type="string">
            <text:p>Wykonano prezentacje, wybrano odpowiedni algorytm i zmodyfikowano go.</text:p>
          </table:table-cell>
          <table:table-cell table:style-name="ce27" office:value-type="string">
            <text:p>10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6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26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7"/>
          <table:table-cell table:style-name="ce21" office:value-type="string">
            <text:p>Przegląd literatury, dobór algorytmów wykonanie prezentacj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6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26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7" office:value-type="string">
            <text:p>2-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27" office:value-type="string">
            <text:p>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6" office:value-type="string">
            <text:p>jakiś tydzień.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4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8"/>
          <table:table-cell table:style-name="ce20"/>
          <table:table-cell table:style-name="ce26"/>
          <table:table-cell table:number-columns-repeated="1017"/>
        </table:table-row>
        <table:table-row table:style-name="ro15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29" office:value-type="string">
            <text:p><text:s/>ok. 12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27" office:value-type="string">
            <text:p>2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27" office:value-type="string">
            <text:p>3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7" office:value-type="string">
            <text:p>4 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27" office:value-type="string">
            <text:p>1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Implementacja algorytmu, przegląd literatury, pisanie raportu.</text:p>
          </table:table-cell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26" office:value-type="string">
            <text:p>25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4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26" office:value-type="string">
            <text:p>20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27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.12.2014</text:date>, <text:time>21:03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4-12-15T21:03:07.06</dc:date>
    <meta:editing-cycles>23</meta:editing-cycles>
    <meta:editing-duration>PT1H30M46S</meta:editing-duration>
    <meta:document-statistic meta:table-count="1" meta:cell-count="334" meta:object-count="0"/>
  </office:meta>
</office:document-meta>
</file>